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2.658cm"/>
    </style:style>
    <style:style style:name="co3" style:family="table-column">
      <style:table-column-properties fo:break-before="auto" style:column-width="2.852cm"/>
    </style:style>
    <style:style style:name="co4" style:family="table-column">
      <style:table-column-properties fo:break-before="auto" style:column-width="1.857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3.62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36"/>
    <style:style style:name="ce2" style:family="table-cell" style:parent-style-name="Default" style:data-style-name="N100"/>
    <style:style style:name="ce3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2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>
            <text:p>symbol</text:p>
          </table:table-cell>
          <table:table-cell office:value-type="string">
            <text:p>prediction $</text:p>
          </table:table-cell>
          <table:table-cell office:value-type="string">
            <text:p>prediction %</text:p>
          </table:table-cell>
          <table:table-cell office:value-type="string">
            <text:p>last close</text:p>
          </table:table-cell>
          <table:table-cell table:style-name="Default" office:value-type="string">
            <text:p>pudDate</text:p>
          </table:table-cell>
          <table:table-cell table:style-name="Default" office:value-type="string">
            <text:p>pudTime</text:p>
          </table:table-cell>
          <table:table-cell office:value-type="string">
            <text:p>title</text:p>
          </table:table-cell>
          <table:table-cell table:number-columns-repeated="2"/>
        </table:table-row>
        <table:table-row table:style-name="ro1">
          <table:table-cell office:value-type="string">
            <text:p>BTE</text:p>
          </table:table-cell>
          <table:table-cell office:value-type="float" office:value="-0.143348534117">
            <text:p>-0,1433485341</text:p>
          </table:table-cell>
          <table:table-cell office:value-type="float" office:value="-2.42963617148">
            <text:p>-2,4296361715</text:p>
          </table:table-cell>
          <table:table-cell office:value-type="float" office:value="5.9">
            <text:p>5,9</text:p>
          </table:table-cell>
          <table:table-cell office:value-type="date" office:date-value="2017-01-13">
            <text:p>2017-01-13</text:p>
          </table:table-cell>
          <table:table-cell office:value-type="string">
            <text:p>08:58:52</text:p>
          </table:table-cell>
          <table:table-cell office:value-type="string">
            <text:p>xxx</text:p>
          </table:table-cell>
          <table:table-cell office:value-type="string">
            <text:p>o</text:p>
          </table:table-cell>
          <table:table-cell table:style-name="ce3" office:value-type="percentage" office:value="-0.0102">
            <text:p>-1,02%</text:p>
          </table:table-cell>
        </table:table-row>
        <table:table-row table:style-name="ro1">
          <table:table-cell office:value-type="string">
            <text:p>ABX</text:p>
          </table:table-cell>
          <table:table-cell office:value-type="float" office:value="-0.377711672148">
            <text:p>-0,3777116721</text:p>
          </table:table-cell>
          <table:table-cell office:value-type="float" office:value="-1.70447505482">
            <text:p>-1,7044750548</text:p>
          </table:table-cell>
          <table:table-cell office:value-type="float" office:value="22.16">
            <text:p>22,16</text:p>
          </table:table-cell>
          <table:table-cell office:value-type="date" office:date-value="2017-01-13">
            <text:p>2017-01-13</text:p>
          </table:table-cell>
          <table:table-cell office:value-type="string">
            <text:p>08:25:37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  <table:table-cell table:style-name="ce3" office:value-type="percentage" office:value="0.0005">
            <text:p>0,05%</text:p>
          </table:table-cell>
        </table:table-row>
        <table:table-row table:style-name="ro1">
          <table:table-cell office:value-type="string">
            <text:p>NVC</text:p>
          </table:table-cell>
          <table:table-cell office:value-type="float" office:value="-0.184029295905">
            <text:p>-0,1840292959</text:p>
          </table:table-cell>
          <table:table-cell office:value-type="float" office:value="-7.57322205372">
            <text:p>-7,5732220537</text:p>
          </table:table-cell>
          <table:table-cell office:value-type="float" office:value="2.43">
            <text:p>2,43</text:p>
          </table:table-cell>
          <table:table-cell office:value-type="date" office:date-value="2017-01-13">
            <text:p>2017-01-13</text:p>
          </table:table-cell>
          <table:table-cell office:value-type="string">
            <text:p>08:15:00</text:p>
          </table:table-cell>
          <table:table-cell office:value-type="string">
            <text:p>xxx</text:p>
          </table:table-cell>
          <table:table-cell office:value-type="string">
            <text:p>o</text:p>
          </table:table-cell>
          <table:table-cell table:style-name="ce3" office:value-type="percentage" office:value="-0.0082">
            <text:p>-0,82%</text:p>
          </table:table-cell>
        </table:table-row>
        <table:table-row table:style-name="ro1">
          <table:table-cell office:value-type="string">
            <text:p>CNR</text:p>
          </table:table-cell>
          <table:table-cell office:value-type="float" office:value="-0.957948090345">
            <text:p>-0,9579480903</text:p>
          </table:table-cell>
          <table:table-cell office:value-type="float" office:value="-1.03360821142">
            <text:p>-1,0336082114</text:p>
          </table:table-cell>
          <table:table-cell office:value-type="float" office:value="92.68">
            <text:p>92,68</text:p>
          </table:table-cell>
          <table:table-cell office:value-type="date" office:date-value="2017-01-12">
            <text:p>2017-01-12</text:p>
          </table:table-cell>
          <table:table-cell office:value-type="string">
            <text:p>18:34:11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  <table:table-cell table:style-name="ce3" office:value-type="percentage" office:value="0.0055">
            <text:p>0,55%</text:p>
          </table:table-cell>
        </table:table-row>
        <table:table-row table:style-name="ro1">
          <table:table-cell office:value-type="string">
            <text:p>RY</text:p>
          </table:table-cell>
          <table:table-cell office:value-type="float" office:value="-0.827969392449">
            <text:p>-0,8279693924</text:p>
          </table:table-cell>
          <table:table-cell office:value-type="float" office:value="-0.883167351946">
            <text:p>-0,8831673519</text:p>
          </table:table-cell>
          <table:table-cell office:value-type="float" office:value="93.75">
            <text:p>93,75</text:p>
          </table:table-cell>
          <table:table-cell office:value-type="date" office:date-value="2017-01-12">
            <text:p>2017-01-12</text:p>
          </table:table-cell>
          <table:table-cell office:value-type="string">
            <text:p>16:35:00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  <table:table-cell table:style-name="ce3" office:value-type="percentage" office:value="0.008">
            <text:p>0,80%</text:p>
          </table:table-cell>
        </table:table-row>
        <table:table-row table:style-name="ro1">
          <table:table-cell office:value-type="string">
            <text:p>K</text:p>
          </table:table-cell>
          <table:table-cell office:value-type="float" office:value="0.167453351176">
            <text:p>0,1674533512</text:p>
          </table:table-cell>
          <table:table-cell office:value-type="float" office:value="3.77147187334">
            <text:p>3,7714718733</text:p>
          </table:table-cell>
          <table:table-cell office:value-type="float" office:value="4.44">
            <text:p>4,44</text:p>
          </table:table-cell>
          <table:table-cell office:value-type="date" office:date-value="2017-01-12">
            <text:p>2017-01-12</text:p>
          </table:table-cell>
          <table:table-cell office:value-type="string">
            <text:p>15:35:43</text:p>
          </table:table-cell>
          <table:table-cell office:value-type="string">
            <text:p>What Are the Correlations of Mining Stocks with Gold?</text:p>
          </table:table-cell>
          <table:table-cell table:number-columns-repeated="2"/>
        </table:table-row>
        <table:table-row table:style-name="ro1">
          <table:table-cell office:value-type="string">
            <text:p>TRP</text:p>
          </table:table-cell>
          <table:table-cell office:value-type="float" office:value="-1.13077803944">
            <text:p>-1,1307780394</text:p>
          </table:table-cell>
          <table:table-cell office:value-type="float" office:value="-1.86136302788">
            <text:p>-1,8613630279</text:p>
          </table:table-cell>
          <table:table-cell office:value-type="float" office:value="60.75">
            <text:p>60,75</text:p>
          </table:table-cell>
          <table:table-cell office:value-type="date" office:date-value="2017-01-12">
            <text:p>2017-01-12</text:p>
          </table:table-cell>
          <table:table-cell office:value-type="string">
            <text:p>14:49:06</text:p>
          </table:table-cell>
          <table:table-cell office:value-type="string">
            <text:p>Will TransCanada Corporation Raise Its Dividend in 2017?</text:p>
          </table:table-cell>
          <table:table-cell table:number-columns-repeated="2"/>
        </table:table-row>
        <table:table-row table:style-name="ro1">
          <table:table-cell office:value-type="string">
            <text:p>POW</text:p>
          </table:table-cell>
          <table:table-cell office:value-type="float" office:value="0.233722945385">
            <text:p>0,2337229454</text:p>
          </table:table-cell>
          <table:table-cell office:value-type="float" office:value="0.757610844034">
            <text:p>0,757610844</text:p>
          </table:table-cell>
          <table:table-cell office:value-type="float" office:value="30.85">
            <text:p>30,85</text:p>
          </table:table-cell>
          <table:table-cell office:value-type="date" office:date-value="2017-01-12">
            <text:p>2017-01-12</text:p>
          </table:table-cell>
          <table:table-cell office:value-type="string">
            <text:p>14:23:10</text:p>
          </table:table-cell>
          <table:table-cell office:value-type="string">
            <text:p>ETFs with exposure to Power Corp. of Canada : January 12, 2017</text:p>
          </table:table-cell>
          <table:table-cell table:number-columns-repeated="2"/>
        </table:table-row>
        <table:table-row table:style-name="ro1">
          <table:table-cell office:value-type="string">
            <text:p>BTO</text:p>
          </table:table-cell>
          <table:table-cell office:value-type="float" office:value="-0.00620894556974">
            <text:p>-0,0062089456</text:p>
          </table:table-cell>
          <table:table-cell office:value-type="float" office:value="-0.1710453325">
            <text:p>-0,1710453325</text:p>
          </table:table-cell>
          <table:table-cell office:value-type="float" office:value="3.63">
            <text:p>3,63</text:p>
          </table:table-cell>
          <table:table-cell office:value-type="date" office:date-value="2017-01-12">
            <text:p>2017-01-12</text:p>
          </table:table-cell>
          <table:table-cell office:value-type="string">
            <text:p>13:52:27</text:p>
          </table:table-cell>
          <table:table-cell office:value-type="string">
            <text:p>ETFs with exposure to B2Gold Corp. : January 12, 2017</text:p>
          </table:table-cell>
          <table:table-cell table:number-columns-repeated="2"/>
        </table:table-row>
        <table:table-row table:style-name="ro1">
          <table:table-cell office:value-type="string">
            <text:p>ECA</text:p>
          </table:table-cell>
          <table:table-cell office:value-type="float" office:value="0.112145616723">
            <text:p>0,1121456167</text:p>
          </table:table-cell>
          <table:table-cell office:value-type="float" office:value="0.652009361644">
            <text:p>0,6520093616</text:p>
          </table:table-cell>
          <table:table-cell office:value-type="float" office:value="17.200001">
            <text:p>17,200001</text:p>
          </table:table-cell>
          <table:table-cell office:value-type="date" office:date-value="2017-01-12">
            <text:p>2017-01-12</text:p>
          </table:table-cell>
          <table:table-cell office:value-type="string">
            <text:p>10:37:22</text:p>
          </table:table-cell>
          <table:table-cell office:value-type="string">
            <text:p>What’s Encana’s Cash Flow Outlook for the Next Five Years?</text:p>
          </table:table-cell>
          <table:table-cell table:number-columns-repeated="2"/>
        </table:table-row>
        <table:table-row table:style-name="ro1">
          <table:table-cell office:value-type="string">
            <text:p>MFC</text:p>
          </table:table-cell>
          <table:table-cell office:value-type="float" office:value="-0.411011716494">
            <text:p>-0,4110117165</text:p>
          </table:table-cell>
          <table:table-cell office:value-type="float" office:value="-1.65197641887">
            <text:p>-1,6519764189</text:p>
          </table:table-cell>
          <table:table-cell office:value-type="float" office:value="24.879999">
            <text:p>24,879999</text:p>
          </table:table-cell>
          <table:table-cell office:value-type="date" office:date-value="2017-01-12">
            <text:p>2017-01-12</text:p>
          </table:table-cell>
          <table:table-cell office:value-type="string">
            <text:p>10:34:00</text:p>
          </table:table-cell>
          <table:table-cell office:value-type="string">
            <text:p>Boston Teens Earn nearly $10M over 10 Years through John Hancock's MLK Summer Scholars Program</text:p>
          </table:table-cell>
          <table:table-cell table:number-columns-repeated="2"/>
        </table:table-row>
        <table:table-row table:style-name="ro1">
          <table:table-cell office:value-type="string">
            <text:p>SAP</text:p>
          </table:table-cell>
          <table:table-cell office:value-type="float" office:value="-0.494134157091">
            <text:p>-0,4941341571</text:p>
          </table:table-cell>
          <table:table-cell office:value-type="float" office:value="-1.05561663434">
            <text:p>-1,0556166343</text:p>
          </table:table-cell>
          <table:table-cell office:value-type="float" office:value="46.810001">
            <text:p>46,810001</text:p>
          </table:table-cell>
          <table:table-cell office:value-type="date" office:date-value="2017-01-12">
            <text:p>2017-01-12</text:p>
          </table:table-cell>
          <table:table-cell office:value-type="string">
            <text:p>10:20:59</text:p>
          </table:table-cell>
          <table:table-cell office:value-type="string">
            <text:p>Saputo Inc.: Fiscal 2017 Third Quarter Results</text:p>
          </table:table-cell>
          <table:table-cell table:number-columns-repeated="2"/>
        </table:table-row>
        <table:table-row table:style-name="ro1">
          <table:table-cell office:value-type="string">
            <text:p>CM</text:p>
          </table:table-cell>
          <table:table-cell office:value-type="float" office:value="-1.10516032498">
            <text:p>-1,105160325</text:p>
          </table:table-cell>
          <table:table-cell office:value-type="float" office:value="-0.995729655726">
            <text:p>-0,9957296557</text:p>
          </table:table-cell>
          <table:table-cell office:value-type="float" office:value="110.989998">
            <text:p>110,989998</text:p>
          </table:table-cell>
          <table:table-cell office:value-type="date" office:date-value="2017-01-12">
            <text:p>2017-01-12</text:p>
          </table:table-cell>
          <table:table-cell office:value-type="string">
            <text:p>09:58:00</text:p>
          </table:table-cell>
          <table:table-cell office:value-type="string">
            <text:p>Canada's first ski-thru ATM opens atop Whistler Blackcomb</text:p>
          </table:table-cell>
          <table:table-cell table:number-columns-repeated="2"/>
        </table:table-row>
        <table:table-row table:style-name="ro1">
          <table:table-cell office:value-type="string">
            <text:p>NDM</text:p>
          </table:table-cell>
          <table:table-cell office:value-type="float" office:value="0.2577701518">
            <text:p>0,2577701518</text:p>
          </table:table-cell>
          <table:table-cell office:value-type="float" office:value="9.30578165344">
            <text:p>9,3057816534</text:p>
          </table:table-cell>
          <table:table-cell office:value-type="float" office:value="2.77">
            <text:p>2,77</text:p>
          </table:table-cell>
          <table:table-cell office:value-type="date" office:date-value="2017-01-12">
            <text:p>2017-01-12</text:p>
          </table:table-cell>
          <table:table-cell office:value-type="string">
            <text:p>09:39:18</text:p>
          </table:table-cell>
          <table:table-cell office:value-type="string">
            <text:p>Northern Dynasty Announces Increase to Bought Deal Offering of Common Shares</text:p>
          </table:table-cell>
          <table:table-cell table:number-columns-repeated="2"/>
        </table:table-row>
        <table:table-row table:style-name="ro1">
          <table:table-cell office:value-type="string">
            <text:p>DRT</text:p>
          </table:table-cell>
          <table:table-cell office:value-type="float" office:value="-0.00486424292636">
            <text:p>-0,0048642429</text:p>
          </table:table-cell>
          <table:table-cell office:value-type="float" office:value="-0.0722770122788">
            <text:p>-0,0722770123</text:p>
          </table:table-cell>
          <table:table-cell office:value-type="float" office:value="6.73">
            <text:p>6,73</text:p>
          </table:table-cell>
          <table:table-cell office:value-type="date" office:date-value="2017-01-12">
            <text:p>2017-01-12</text:p>
          </table:table-cell>
          <table:table-cell office:value-type="string">
            <text:p>08:58:25</text:p>
          </table:table-cell>
          <table:table-cell office:value-type="string">
            <text:p>Ice Edge Business Solutions' ICE(R) Software Platform Achieves Certified Integration with SAP(R) ERP</text:p>
          </table:table-cell>
          <table:table-cell table:number-columns-repeated="2"/>
        </table:table-row>
        <table:table-row table:style-name="ro1">
          <table:table-cell office:value-type="string">
            <text:p>IFP</text:p>
          </table:table-cell>
          <table:table-cell office:value-type="float" office:value="-0.165844184806">
            <text:p>-0,1658441848</text:p>
          </table:table-cell>
          <table:table-cell office:value-type="float" office:value="-1.13669763403">
            <text:p>-1,136697634</text:p>
          </table:table-cell>
          <table:table-cell office:value-type="float" office:value="14.59">
            <text:p>14,59</text:p>
          </table:table-cell>
          <table:table-cell office:value-type="date" office:date-value="2017-01-11">
            <text:p>2017-01-11</text:p>
          </table:table-cell>
          <table:table-cell office:value-type="string">
            <text:p>20:05:12</text:p>
          </table:table-cell>
          <table:table-cell office:value-type="string">
            <text:p>Interfor to Announce Fourth Quarter and Fiscal 2016 Results on February 9, 2017</text:p>
          </table:table-cell>
          <table:table-cell table:number-columns-repeated="2"/>
        </table:table-row>
        <table:table-row table:style-name="ro1">
          <table:table-cell office:value-type="string">
            <text:p>YRI</text:p>
          </table:table-cell>
          <table:table-cell office:value-type="float" office:value="0.0810235371024">
            <text:p>0,0810235371</text:p>
          </table:table-cell>
          <table:table-cell office:value-type="float" office:value="1.93373596903">
            <text:p>1,933735969</text:p>
          </table:table-cell>
          <table:table-cell office:value-type="float" office:value="4.19">
            <text:p>4,19</text:p>
          </table:table-cell>
          <table:table-cell office:value-type="date" office:date-value="2017-01-11">
            <text:p>2017-01-11</text:p>
          </table:table-cell>
          <table:table-cell office:value-type="string">
            <text:p>19:40:00</text:p>
          </table:table-cell>
          <table:table-cell office:value-type="string">
            <text:p>Yamana Gold Provides Preliminary 2016 Operational Results</text:p>
          </table:table-cell>
          <table:table-cell table:number-columns-repeated="2"/>
        </table:table-row>
        <table:table-row table:style-name="ro1">
          <table:table-cell office:value-type="string">
            <text:p>POT</text:p>
          </table:table-cell>
          <table:table-cell office:value-type="float" office:value="0.356887093171">
            <text:p>0,3568870932</text:p>
          </table:table-cell>
          <table:table-cell office:value-type="float" office:value="1.450170982">
            <text:p>1,450170982</text:p>
          </table:table-cell>
          <table:table-cell office:value-type="float" office:value="24.610001">
            <text:p>24,610001</text:p>
          </table:table-cell>
          <table:table-cell office:value-type="date" office:date-value="2017-01-11">
            <text:p>2017-01-11</text:p>
          </table:table-cell>
          <table:table-cell office:value-type="string">
            <text:p>13:45:20</text:p>
          </table:table-cell>
          <table:table-cell office:value-type="string">
            <text:p>Slumping fertilizer makers turn to high-margin industrial uses</text:p>
          </table:table-cell>
          <table:table-cell table:number-columns-repeated="2"/>
        </table:table-row>
        <table:table-row table:style-name="ro1">
          <table:table-cell office:value-type="string">
            <text:p>SFD</text:p>
          </table:table-cell>
          <table:table-cell office:value-type="float" office:value="-0.00839541842149">
            <text:p>-0,0083954184</text:p>
          </table:table-cell>
          <table:table-cell office:value-type="float" office:value="-0.595419746205">
            <text:p>-0,5954197462</text:p>
          </table:table-cell>
          <table:table-cell office:value-type="float" office:value="1.41">
            <text:p>1,41</text:p>
          </table:table-cell>
          <table:table-cell office:value-type="date" office:date-value="2017-01-11">
            <text:p>2017-01-11</text:p>
          </table:table-cell>
          <table:table-cell office:value-type="string">
            <text:p>11:49:50</text:p>
          </table:table-cell>
          <table:table-cell office:value-type="string">
            <text:p>NXT Energy Solutions Inc. 2017 Announces Grant of Patent, New Generation of SFD(R) Sensors and Contract Update</text:p>
          </table:table-cell>
          <table:table-cell table:number-columns-repeated="2"/>
        </table:table-row>
        <table:table-row table:style-name="ro1">
          <table:table-cell office:value-type="string">
            <text:p>BBD.B</text:p>
          </table:table-cell>
          <table:table-cell office:value-type="float" office:value="0.0596965503648">
            <text:p>0,0596965504</text:p>
          </table:table-cell>
          <table:table-cell office:value-type="float" office:value="2.41686438724">
            <text:p>2,4168643872</text:p>
          </table:table-cell>
          <table:table-cell office:value-type="float" office:value="2.47">
            <text:p>2,47</text:p>
          </table:table-cell>
          <table:table-cell office:value-type="date" office:date-value="2017-01-11">
            <text:p>2017-01-11</text:p>
          </table:table-cell>
          <table:table-cell office:value-type="string">
            <text:p>11:02:05</text:p>
          </table:table-cell>
          <table:table-cell office:value-type="string">
            <text:p>Bain Said to Weigh Sale of Stake in Snowmobile Maker BRP</text:p>
          </table:table-cell>
          <table:table-cell table:number-columns-repeated="2"/>
        </table:table-row>
        <table:table-row table:style-name="ro1">
          <table:table-cell office:value-type="string">
            <text:p>TV</text:p>
          </table:table-cell>
          <table:table-cell office:value-type="float" office:value="0.0501389571129">
            <text:p>0,0501389571</text:p>
          </table:table-cell>
          <table:table-cell office:value-type="float" office:value="3.85684285484">
            <text:p>3,8568428548</text:p>
          </table:table-cell>
          <table:table-cell office:value-type="float" office:value="1.3">
            <text:p>1,3</text:p>
          </table:table-cell>
          <table:table-cell office:value-type="date" office:date-value="2017-01-11">
            <text:p>2017-01-11</text:p>
          </table:table-cell>
          <table:table-cell office:value-type="string">
            <text:p>08:17:10</text:p>
          </table:table-cell>
          <table:table-cell office:value-type="string">
            <text:p>Trevali Mining Corp. breached its 50 day moving average in a Bullish Manner : TV-CA : January 11, 2017</text:p>
          </table:table-cell>
          <table:table-cell table:number-columns-repeated="2"/>
        </table:table-row>
        <table:table-row table:style-name="ro1">
          <table:table-cell office:value-type="string">
            <text:p>TD</text:p>
          </table:table-cell>
          <table:table-cell office:value-type="float" office:value="0.0958917296217">
            <text:p>0,0958917296</text:p>
          </table:table-cell>
          <table:table-cell office:value-type="float" office:value="0.14290869222">
            <text:p>0,1429086922</text:p>
          </table:table-cell>
          <table:table-cell office:value-type="float" office:value="67.099998">
            <text:p>67,099998</text:p>
          </table:table-cell>
          <table:table-cell office:value-type="date" office:date-value="2017-01-11">
            <text:p>2017-01-11</text:p>
          </table:table-cell>
          <table:table-cell office:value-type="string">
            <text:p>08:00:00</text:p>
          </table:table-cell>
          <table:table-cell office:value-type="string">
            <text:p>TD Asset Management Inc. Announces Final Annual Reinvested Distributions for TD ETFs</text:p>
          </table:table-cell>
          <table:table-cell table:number-columns-repeated="2"/>
        </table:table-row>
        <table:table-row table:style-name="ro1">
          <table:table-cell office:value-type="string">
            <text:p>BCE</text:p>
          </table:table-cell>
          <table:table-cell office:value-type="float" office:value="-0.482399101415">
            <text:p>-0,4823991014</text:p>
          </table:table-cell>
          <table:table-cell office:value-type="float" office:value="-0.832583896688">
            <text:p>-0,8325838967</text:p>
          </table:table-cell>
          <table:table-cell office:value-type="float" office:value="57.939999">
            <text:p>57,939999</text:p>
          </table:table-cell>
          <table:table-cell office:value-type="date" office:date-value="2017-01-10">
            <text:p>2017-01-10</text:p>
          </table:table-cell>
          <table:table-cell office:value-type="string">
            <text:p>10:45:00</text:p>
          </table:table-cell>
          <table:table-cell office:value-type="string">
            <text:p>Student-athletes, university sport conferences and Bell Let's Talk team up to grow the mental health conversation on Canadian campuses nationwide</text:p>
          </table:table-cell>
          <table:table-cell table:number-columns-repeated="2"/>
        </table:table-row>
        <table:table-row table:style-name="ro1">
          <table:table-cell office:value-type="string">
            <text:p>ELD</text:p>
          </table:table-cell>
          <table:table-cell office:value-type="float" office:value="-0.0455975030386">
            <text:p>-0,045597503</text:p>
          </table:table-cell>
          <table:table-cell office:value-type="float" office:value="-1.02928900764">
            <text:p>-1,0292890076</text:p>
          </table:table-cell>
          <table:table-cell office:value-type="float" office:value="4.43">
            <text:p>4,43</text:p>
          </table:table-cell>
          <table:table-cell office:value-type="date" office:date-value="2017-01-10">
            <text:p>2017-01-10</text:p>
          </table:table-cell>
          <table:table-cell office:value-type="string">
            <text:p>08:15:00</text:p>
          </table:table-cell>
          <table:table-cell office:value-type="string">
            <text:p>Research Reports Initiated on Metals and Mining Stocks Eldorado Gold, Barrick Gold, Argonaut Gold, and Americas Silver</text:p>
          </table:table-cell>
          <table:table-cell table:number-columns-repeated="2"/>
        </table:table-row>
        <table:table-row table:style-name="ro1">
          <table:table-cell office:value-type="string">
            <text:p>MBA</text:p>
          </table:table-cell>
          <table:table-cell office:value-type="float" office:value="0.0240762229055">
            <text:p>0,0240762229</text:p>
          </table:table-cell>
          <table:table-cell office:value-type="float" office:value="3.82162268341">
            <text:p>3,8216226834</text:p>
          </table:table-cell>
          <table:table-cell office:value-type="float" office:value="0.63">
            <text:p>0,63</text:p>
          </table:table-cell>
          <table:table-cell office:value-type="date" office:date-value="2017-01-10">
            <text:p>2017-01-10</text:p>
          </table:table-cell>
          <table:table-cell office:value-type="string">
            <text:p>07:00:00</text:p>
          </table:table-cell>
          <table:table-cell office:value-type="string">
            <text:p>CIBT's Flagship Education Super Center and Mega Center Projects Raise $17.5M</text:p>
          </table:table-cell>
          <table:table-cell table:number-columns-repeated="2"/>
        </table:table-row>
        <table:table-row table:style-name="ro1">
          <table:table-cell office:value-type="string">
            <text:p>RIC</text:p>
          </table:table-cell>
          <table:table-cell office:value-type="float" office:value="-0.0822065719741">
            <text:p>-0,082206572</text:p>
          </table:table-cell>
          <table:table-cell office:value-type="float" office:value="-0.820424870001">
            <text:p>-0,82042487</text:p>
          </table:table-cell>
          <table:table-cell office:value-type="float" office:value="10.02">
            <text:p>10,02</text:p>
          </table:table-cell>
          <table:table-cell office:value-type="date" office:date-value="2017-01-10">
            <text:p>2017-01-10</text:p>
          </table:table-cell>
          <table:table-cell office:value-type="string">
            <text:p>06:30:00</text:p>
          </table:table-cell>
          <table:table-cell office:value-type="string">
            <text:p>Richmont Mines to Transfer Listing of Common Shares to the New York Stock Exchange</text:p>
          </table:table-cell>
          <table:table-cell table:number-columns-repeated="2"/>
        </table:table-row>
        <table:table-row table:style-name="ro1">
          <table:table-cell office:value-type="string">
            <text:p>ECN</text:p>
          </table:table-cell>
          <table:table-cell office:value-type="float" office:value="-0.00117702249631">
            <text:p>-0,0011770225</text:p>
          </table:table-cell>
          <table:table-cell office:value-type="float" office:value="-0.0379684676229">
            <text:p>-0,0379684676</text:p>
          </table:table-cell>
          <table:table-cell office:value-type="float" office:value="3.1">
            <text:p>3,1</text:p>
          </table:table-cell>
          <table:table-cell office:value-type="date" office:date-value="2017-01-09">
            <text:p>2017-01-09</text:p>
          </table:table-cell>
          <table:table-cell office:value-type="string">
            <text:p>17:24:51</text:p>
          </table:table-cell>
          <table:table-cell office:value-type="string">
            <text:p>ECN Capital Appoints Chief Financial Officer</text:p>
          </table:table-cell>
          <table:table-cell table:number-columns-repeated="2"/>
        </table:table-row>
        <table:table-row table:style-name="ro1">
          <table:table-cell office:value-type="string">
            <text:p>RKN</text:p>
          </table:table-cell>
          <table:table-cell office:value-type="float" office:value="-0.0198004750499">
            <text:p>-0,019800475</text:p>
          </table:table-cell>
          <table:table-cell office:value-type="float" office:value="-1.26117675477">
            <text:p>-1,2611767548</text:p>
          </table:table-cell>
          <table:table-cell office:value-type="float" office:value="1.57">
            <text:p>1,57</text:p>
          </table:table-cell>
          <table:table-cell office:value-type="date" office:date-value="2017-01-09">
            <text:p>2017-01-09</text:p>
          </table:table-cell>
          <table:table-cell office:value-type="string">
            <text:p>08:15:00</text:p>
          </table:table-cell>
          <table:table-cell office:value-type="string">
            <text:p>Research Reports Initiated on Info Tech Stocks DH Corp, Redknee Solutions, MacDonald Dettwiler and Associates, and Computer Modelling Group</text:p>
          </table:table-cell>
          <table:table-cell table:number-columns-repeated="2"/>
        </table:table-row>
        <table:table-row table:style-name="ro1">
          <table:table-cell office:value-type="string">
            <text:p>BNS</text:p>
          </table:table-cell>
          <table:table-cell office:value-type="float" office:value="-0.424864205197">
            <text:p>-0,4248642052</text:p>
          </table:table-cell>
          <table:table-cell office:value-type="float" office:value="-0.55472545683">
            <text:p>-0,5547254568</text:p>
          </table:table-cell>
          <table:table-cell office:value-type="float" office:value="76.589996">
            <text:p>76,589996</text:p>
          </table:table-cell>
          <table:table-cell office:value-type="date" office:date-value="2017-01-06">
            <text:p>2017-01-06</text:p>
          </table:table-cell>
          <table:table-cell office:value-type="string">
            <text:p>16:25:10</text:p>
          </table:table-cell>
          <table:table-cell office:value-type="string">
            <text:p>Scotiabank Announces Plan to Buy Back Shares through Private Agreement</text:p>
          </table:table-cell>
          <table:table-cell table:number-columns-repeated="2"/>
        </table:table-row>
        <table:table-row table:style-name="ro1">
          <table:table-cell office:value-type="string">
            <text:p>SPB</text:p>
          </table:table-cell>
          <table:table-cell office:value-type="float" office:value="-0.0600240452751">
            <text:p>-0,0600240453</text:p>
          </table:table-cell>
          <table:table-cell office:value-type="float" office:value="-0.46386433752">
            <text:p>-0,4638643375</text:p>
          </table:table-cell>
          <table:table-cell office:value-type="float" office:value="12.94">
            <text:p>12,94</text:p>
          </table:table-cell>
          <table:table-cell office:value-type="date" office:date-value="2017-01-06">
            <text:p>2017-01-06</text:p>
          </table:table-cell>
          <table:table-cell office:value-type="string">
            <text:p>14:05:07</text:p>
          </table:table-cell>
          <table:table-cell office:value-type="string">
            <text:p>Superior Plus Announces January 2017 Cash Dividend and Upcoming Events</text:p>
          </table:table-cell>
          <table:table-cell table:number-columns-repeated="2"/>
        </table:table-row>
        <table:table-row table:style-name="ro1">
          <table:table-cell office:value-type="string">
            <text:p>XCT</text:p>
          </table:table-cell>
          <table:table-cell office:value-type="float" office:value="-0.077581426875">
            <text:p>-0,0775814269</text:p>
          </table:table-cell>
          <table:table-cell office:value-type="float" office:value="-3.62530032126">
            <text:p>-3,6253003213</text:p>
          </table:table-cell>
          <table:table-cell office:value-type="float" office:value="2.14">
            <text:p>2,14</text:p>
          </table:table-cell>
          <table:table-cell office:value-type="date" office:date-value="2017-01-05">
            <text:p>2017-01-05</text:p>
          </table:table-cell>
          <table:table-cell office:value-type="string">
            <text:p>08:30:00</text:p>
          </table:table-cell>
          <table:table-cell office:value-type="string">
            <text:p>exactEarth to Announce Fiscal 2016 Financial Results</text:p>
          </table:table-cell>
          <table:table-cell table:number-columns-repeated="2"/>
        </table:table-row>
        <table:table-row table:style-name="ro1">
          <table:table-cell office:value-type="string">
            <text:p>APS</text:p>
          </table:table-cell>
          <table:table-cell office:value-type="float" office:value="-0.135261334437">
            <text:p>-0,1352613344</text:p>
          </table:table-cell>
          <table:table-cell office:value-type="float" office:value="-7.81857424493">
            <text:p>-7,8185742449</text:p>
          </table:table-cell>
          <table:table-cell office:value-type="float" office:value="1.73">
            <text:p>1,73</text:p>
          </table:table-cell>
          <table:table-cell office:value-type="date" office:date-value="2017-01-05">
            <text:p>2017-01-05</text:p>
          </table:table-cell>
          <table:table-cell office:value-type="string">
            <text:p>08:00:00</text:p>
          </table:table-cell>
          <table:table-cell office:value-type="string">
            <text:p>Aptose Biosciences to Present at Biotech Showcase 2017 Conference</text:p>
          </table:table-cell>
          <table:table-cell table:number-columns-repeated="2"/>
        </table:table-row>
        <table:table-row table:style-name="ro1">
          <table:table-cell office:value-type="string">
            <text:p>XTC</text:p>
          </table:table-cell>
          <table:table-cell office:value-type="float" office:value="-0.0404039669961">
            <text:p>-0,040403967</text:p>
          </table:table-cell>
          <table:table-cell office:value-type="float" office:value="-0.373074487499">
            <text:p>-0,3730744875</text:p>
          </table:table-cell>
          <table:table-cell office:value-type="float" office:value="10.83">
            <text:p>10,83</text:p>
          </table:table-cell>
          <table:table-cell office:value-type="date" office:date-value="2017-01-04">
            <text:p>2017-01-04</text:p>
          </table:table-cell>
          <table:table-cell office:value-type="string">
            <text:p>19:04:09</text:p>
          </table:table-cell>
          <table:table-cell office:value-type="string">
            <text:p>Exco Technologies Limited - Annual General Meeting and Announcement of First Quarter Results on February 1, 2017</text:p>
          </table:table-cell>
          <table:table-cell table:number-columns-repeated="2"/>
        </table:table-row>
        <table:table-row table:style-name="ro1">
          <table:table-cell office:value-type="string">
            <text:p>MCB</text:p>
          </table:table-cell>
          <table:table-cell office:value-type="float" office:value="-0.139870435438">
            <text:p>-0,1398704354</text:p>
          </table:table-cell>
          <table:table-cell office:value-type="float" office:value="-7.28491851241">
            <text:p>-7,2849185124</text:p>
          </table:table-cell>
          <table:table-cell office:value-type="float" office:value="1.92">
            <text:p>1,92</text:p>
          </table:table-cell>
          <table:table-cell office:value-type="date" office:date-value="2017-01-04">
            <text:p>2017-01-04</text:p>
          </table:table-cell>
          <table:table-cell office:value-type="string">
            <text:p>11:13:12</text:p>
          </table:table-cell>
          <table:table-cell office:value-type="string">
            <text:p>McCoy Global Inc. Announces Strategic Asset Acquisition of 3PS Inc.</text:p>
          </table:table-cell>
          <table:table-cell table:number-columns-repeated="2"/>
        </table:table-row>
        <table:table-row table:style-name="ro1">
          <table:table-cell office:value-type="string">
            <text:p>LB</text:p>
          </table:table-cell>
          <table:table-cell office:value-type="float" office:value="0.468470323964">
            <text:p>0,468470324</text:p>
          </table:table-cell>
          <table:table-cell office:value-type="float" office:value="0.8034133355">
            <text:p>0,8034133355</text:p>
          </table:table-cell>
          <table:table-cell office:value-type="float" office:value="58.310001">
            <text:p>58,310001</text:p>
          </table:table-cell>
          <table:table-cell office:value-type="date" office:date-value="2017-01-04">
            <text:p>2017-01-04</text:p>
          </table:table-cell>
          <table:table-cell office:value-type="string">
            <text:p>10:00:00</text:p>
          </table:table-cell>
          <table:table-cell office:value-type="string">
            <text:p>Stéphane Therrien, Executive Vice President at Laurentian Bank, to Speak at the RBC Capital Markets Canadian Bank CEO Conference</text:p>
          </table:table-cell>
          <table:table-cell table:number-columns-repeated="2"/>
        </table:table-row>
        <table:table-row table:style-name="ro1">
          <table:table-cell office:value-type="string">
            <text:p>PNT</text:p>
          </table:table-cell>
          <table:table-cell office:value-type="float" office:value="0.0487128511898">
            <text:p>0,0487128512</text:p>
          </table:table-cell>
          <table:table-cell office:value-type="float" office:value="0.860651081091">
            <text:p>0,8606510811</text:p>
          </table:table-cell>
          <table:table-cell office:value-type="float" office:value="5.66">
            <text:p>5,66</text:p>
          </table:table-cell>
          <table:table-cell office:value-type="date" office:date-value="2017-01-04">
            <text:p>2017-01-04</text:p>
          </table:table-cell>
          <table:table-cell office:value-type="string">
            <text:p>09:26:13</text:p>
          </table:table-cell>
          <table:table-cell office:value-type="string">
            <text:p>CPI Card Group, Inc. breached its 50 day moving average in a Bullish Manner : PNT-CA : January 4, 2017</text:p>
          </table:table-cell>
          <table:table-cell table:number-columns-repeated="2"/>
        </table:table-row>
        <table:table-row table:style-name="ro1">
          <table:table-cell office:value-type="string">
            <text:p>GAS</text:p>
          </table:table-cell>
          <table:table-cell office:value-type="float" office:value="0.075648337042">
            <text:p>0,075648337</text:p>
          </table:table-cell>
          <table:table-cell office:value-type="float" office:value="0.626746785767">
            <text:p>0,6267467858</text:p>
          </table:table-cell>
          <table:table-cell office:value-type="float" office:value="12.07">
            <text:p>12,07</text:p>
          </table:table-cell>
          <table:table-cell office:value-type="date" office:date-value="2016-12-30">
            <text:p>2016-12-30</text:p>
          </table:table-cell>
          <table:table-cell office:value-type="string">
            <text:p>19:21:00</text:p>
          </table:table-cell>
          <table:table-cell office:value-type="string">
            <text:p>Auspice Capital Advisors Confirms 2016 Annual Non-Cash Distribution for GAS</text:p>
          </table:table-cell>
          <table:table-cell table:number-columns-repeated="2"/>
        </table:table-row>
        <table:table-row table:style-name="ro1">
          <table:table-cell office:value-type="string">
            <text:p>ITC</text:p>
          </table:table-cell>
          <table:table-cell office:value-type="float" office:value="0.244567963174">
            <text:p>0,2445679632</text:p>
          </table:table-cell>
          <table:table-cell office:value-type="float" office:value="11.3225908877">
            <text:p>11,3225908877</text:p>
          </table:table-cell>
          <table:table-cell office:value-type="float" office:value="2.16">
            <text:p>2,16</text:p>
          </table:table-cell>
          <table:table-cell office:value-type="date" office:date-value="2016-12-30">
            <text:p>2016-12-30</text:p>
          </table:table-cell>
          <table:table-cell office:value-type="string">
            <text:p>16:59:44</text:p>
          </table:table-cell>
          <table:table-cell office:value-type="string">
            <text:p>Intrinsyc Technologies Introduces Next Generation System on Module based on Qualcomm Snapdragon 820 Processor</text:p>
          </table:table-cell>
          <table:table-cell table:number-columns-repeated="2"/>
        </table:table-row>
        <table:table-row table:style-name="ro1">
          <table:table-cell office:value-type="string">
            <text:p>TCN</text:p>
          </table:table-cell>
          <table:table-cell office:value-type="float" office:value="0.00844843109539">
            <text:p>0,0084484311</text:p>
          </table:table-cell>
          <table:table-cell office:value-type="float" office:value="0.0903575518223">
            <text:p>0,0903575518</text:p>
          </table:table-cell>
          <table:table-cell office:value-type="float" office:value="9.35">
            <text:p>9,35</text:p>
          </table:table-cell>
          <table:table-cell office:value-type="date" office:date-value="2016-12-29">
            <text:p>2016-12-29</text:p>
          </table:table-cell>
          <table:table-cell office:value-type="string">
            <text:p>12:10:13</text:p>
          </table:table-cell>
          <table:table-cell office:value-type="string">
            <text:p>Tricon Capital Group, Inc. : TCN-CA: Dividend Analysis : December 31st, 2016 (record date) : By the numbers : December 29, 2016</text:p>
          </table:table-cell>
          <table:table-cell table:number-columns-repeated="2"/>
        </table:table-row>
        <table:table-row table:style-name="ro1">
          <table:table-cell office:value-type="string">
            <text:p>RFP</text:p>
          </table:table-cell>
          <table:table-cell office:value-type="float" office:value="0.640197222687">
            <text:p>0,6401972227</text:p>
          </table:table-cell>
          <table:table-cell office:value-type="float" office:value="9.78894835913">
            <text:p>9,7889483591</text:p>
          </table:table-cell>
          <table:table-cell office:value-type="float" office:value="6.54">
            <text:p>6,54</text:p>
          </table:table-cell>
          <table:table-cell office:value-type="date" office:date-value="2016-12-23">
            <text:p>2016-12-23</text:p>
          </table:table-cell>
          <table:table-cell office:value-type="string">
            <text:p>09:40:00</text:p>
          </table:table-cell>
          <table:table-cell office:value-type="string">
            <text:p>Resolute Forest Products, Inc. – Value Analysis (TORONTO:RFP) : December 23, 2016</text:p>
          </table:table-cell>
          <table:table-cell table:number-columns-repeated="2"/>
        </table:table-row>
        <table:table-row table:style-name="ro1">
          <table:table-cell office:value-type="string">
            <text:p>BYL</text:p>
          </table:table-cell>
          <table:table-cell office:value-type="float" office:value="-0.0595186811616">
            <text:p>-0,0595186812</text:p>
          </table:table-cell>
          <table:table-cell office:value-type="float" office:value="-2.90335030057">
            <text:p>-2,9033503006</text:p>
          </table:table-cell>
          <table:table-cell office:value-type="float" office:value="2.05">
            <text:p>2,05</text:p>
          </table:table-cell>
          <table:table-cell office:value-type="date" office:date-value="2016-12-22">
            <text:p>2016-12-22</text:p>
          </table:table-cell>
          <table:table-cell office:value-type="string">
            <text:p>09:35:00</text:p>
          </table:table-cell>
          <table:table-cell office:value-type="string">
            <text:p>Baylin Technologies closes public offering of common shares</text:p>
          </table:table-cell>
          <table:table-cell table:number-columns-repeated="2"/>
        </table:table-row>
        <table:table-row table:style-name="ro1">
          <table:table-cell office:value-type="string">
            <text:p>S</text:p>
          </table:table-cell>
          <table:table-cell office:value-type="float" office:value="0.0283649681865">
            <text:p>0,0283649682</text:p>
          </table:table-cell>
          <table:table-cell office:value-type="float" office:value="1.90368914003">
            <text:p>1,90368914</text:p>
          </table:table-cell>
          <table:table-cell office:value-type="float" office:value="1.49">
            <text:p>1,49</text:p>
          </table:table-cell>
          <table:table-cell office:value-type="date" office:date-value="2016-12-15">
            <text:p>2016-12-15</text:p>
          </table:table-cell>
          <table:table-cell office:value-type="string">
            <text:p>12:00:03</text:p>
          </table:table-cell>
          <table:table-cell office:value-type="string">
            <text:p>Sherritt Announces Appointment of Andrew Snowden as Chief Financial Officer</text:p>
          </table:table-cell>
          <table:table-cell table:number-columns-repeated="2"/>
        </table:table-row>
        <table:table-row table:style-name="ro1">
          <table:table-cell office:value-type="string">
            <text:p>SMT</text:p>
          </table:table-cell>
          <table:table-cell office:value-type="float" office:value="-0.126751530912">
            <text:p>-0,1267515309</text:p>
          </table:table-cell>
          <table:table-cell office:value-type="float" office:value="-6.18300150791">
            <text:p>-6,1830015079</text:p>
          </table:table-cell>
          <table:table-cell office:value-type="float" office:value="2.05">
            <text:p>2,05</text:p>
          </table:table-cell>
          <table:table-cell office:value-type="date" office:date-value="2016-12-09">
            <text:p>2016-12-09</text:p>
          </table:table-cell>
          <table:table-cell office:value-type="string">
            <text:p>08:14:25</text:p>
          </table:table-cell>
          <table:table-cell office:value-type="string">
            <text:p>Sierra Metals, Inc. :SMT-CA: Earnings Analysis: Q3, 2016 By the Numbers : December 9, 2016</text:p>
          </table:table-cell>
          <table:table-cell table:number-columns-repeated="2"/>
        </table:table-row>
        <table:table-row table:style-name="ro1">
          <table:table-cell office:value-type="string">
            <text:p>TR</text:p>
          </table:table-cell>
          <table:table-cell office:value-type="float" office:value="-0.373795105984">
            <text:p>-0,373795106</text:p>
          </table:table-cell>
          <table:table-cell office:value-type="float" office:value="-4.19994501106">
            <text:p>-4,1999450111</text:p>
          </table:table-cell>
          <table:table-cell office:value-type="float" office:value="8.9">
            <text:p>8,9</text:p>
          </table:table-cell>
          <table:table-cell office:value-type="date" office:date-value="2016-12-05">
            <text:p>2016-12-05</text:p>
          </table:table-cell>
          <table:table-cell office:value-type="string">
            <text:p>11:40:21</text:p>
          </table:table-cell>
          <table:table-cell office:value-type="string">
            <text:p>Trillium Therapeutics, Inc. :TR-CA: Earnings Analysis: Q3, 2016 By the Numbers : December 5, 2016</text:p>
          </table:table-cell>
          <table:table-cell table:number-columns-repeated="2"/>
        </table:table-row>
        <table:table-row table:style-name="ro1">
          <table:table-cell office:value-type="string">
            <text:p>VFF</text:p>
          </table:table-cell>
          <table:table-cell office:value-type="float" office:value="-0.0482862167048">
            <text:p>-0,0482862167</text:p>
          </table:table-cell>
          <table:table-cell office:value-type="float" office:value="-3.57675679295">
            <text:p>-3,576756793</text:p>
          </table:table-cell>
          <table:table-cell office:value-type="float" office:value="1.35">
            <text:p>1,35</text:p>
          </table:table-cell>
          <table:table-cell office:value-type="date" office:date-value="2016-11-30">
            <text:p>2016-11-30</text:p>
          </table:table-cell>
          <table:table-cell office:value-type="string">
            <text:p>10:04:33</text:p>
          </table:table-cell>
          <table:table-cell office:value-type="string">
            <text:p>Village Farms International, Inc. :VFF-CA: Earnings Analysis: Q3, 2016 By the Numbers : November 30, 2016</text:p>
          </table:table-cell>
          <table:table-cell table:number-columns-repeated="2"/>
        </table:table-row>
        <table:table-row table:style-name="ro1">
          <table:table-cell office:value-type="string">
            <text:p>GEO</text:p>
          </table:table-cell>
          <table:table-cell office:value-type="float" office:value="-0.0526744838064">
            <text:p>-0,0526744838</text:p>
          </table:table-cell>
          <table:table-cell office:value-type="float" office:value="-2.10697935225">
            <text:p>-2,1069793523</text:p>
          </table:table-cell>
          <table:table-cell office:value-type="float" office:value="2.5">
            <text:p>2,5</text:p>
          </table:table-cell>
          <table:table-cell office:value-type="date" office:date-value="2016-11-29">
            <text:p>2016-11-29</text:p>
          </table:table-cell>
          <table:table-cell office:value-type="string">
            <text:p>10:12:58</text:p>
          </table:table-cell>
          <table:table-cell office:value-type="string">
            <text:p>Geodrill Ltd. :GEO-CA: Earnings Analysis: Q3, 2016 By the Numbers : November 29, 2016</text:p>
          </table:table-cell>
          <table:table-cell table:number-columns-repeated="2"/>
        </table:table-row>
        <table:table-row table:style-name="ro1">
          <table:table-cell office:value-type="string">
            <text:p>TMB</text:p>
          </table:table-cell>
          <table:table-cell office:value-type="float" office:value="0.0288606156373">
            <text:p>0,0288606156</text:p>
          </table:table-cell>
          <table:table-cell office:value-type="float" office:value="1.81513305895">
            <text:p>1,815133059</text:p>
          </table:table-cell>
          <table:table-cell office:value-type="float" office:value="1.59">
            <text:p>1,59</text:p>
          </table:table-cell>
          <table:table-cell office:value-type="date" office:date-value="2016-11-28">
            <text:p>2016-11-28</text:p>
          </table:table-cell>
          <table:table-cell office:value-type="string">
            <text:p>11:02:58</text:p>
          </table:table-cell>
          <table:table-cell office:value-type="string">
            <text:p>Tembec, Inc. :TMB-CA: Earnings Analysis: Q4, 2016 By the Numbers : November 28, 2016</text:p>
          </table:table-cell>
          <table:table-cell table:number-columns-repeated="2"/>
        </table:table-row>
        <table:table-row table:style-name="ro1">
          <table:table-cell office:value-type="string">
            <text:p>EOX</text:p>
          </table:table-cell>
          <table:table-cell office:value-type="float" office:value="-0.150035967884">
            <text:p>-0,1500359679</text:p>
          </table:table-cell>
          <table:table-cell office:value-type="float" office:value="-20.5528723129">
            <text:p>-20,5528723129</text:p>
          </table:table-cell>
          <table:table-cell office:value-type="float" office:value="0.73">
            <text:p>0,73</text:p>
          </table:table-cell>
          <table:table-cell office:value-type="date" office:date-value="2016-11-14">
            <text:p>2016-11-14</text:p>
          </table:table-cell>
          <table:table-cell office:value-type="string">
            <text:p>17:46:00</text:p>
          </table:table-cell>
          <table:table-cell office:value-type="string">
            <text:p>Euromax Files Preliminary Short Form Prospectus</text:p>
          </table:table-cell>
          <table:table-cell table:number-columns-repeated="2"/>
        </table:table-row>
        <table:table-row table:style-name="ro1">
          <table:table-cell office:value-type="string">
            <text:p>YCM</text:p>
          </table:table-cell>
          <table:table-cell office:value-type="float" office:value="-0.00613139627825">
            <text:p>-0,0061313963</text:p>
          </table:table-cell>
          <table:table-cell office:value-type="float" office:value="-0.613139627825">
            <text:p>-0,6131396278</text:p>
          </table:table-cell>
          <table:table-cell office:value-type="float" office:value="1">
            <text:p>1</text:p>
          </table:table-cell>
          <table:table-cell office:value-type="date" office:date-value="2016-10-19">
            <text:p>2016-10-19</text:p>
          </table:table-cell>
          <table:table-cell office:value-type="string">
            <text:p>09:00:00</text:p>
          </table:table-cell>
          <table:table-cell office:value-type="string">
            <text:p>Commerce Split: Monthly Dividend Declared for Class I and Class II Preferred Shares</text:p>
          </table:table-cell>
          <table:table-cell table:number-columns-repeated="2"/>
        </table:table-row>
        <table:table-row table:style-name="ro1">
          <table:table-cell office:value-type="string">
            <text:p>GCL</text:p>
          </table:table-cell>
          <table:table-cell office:value-type="float" office:value="-0.154590488844">
            <text:p>-0,1545904888</text:p>
          </table:table-cell>
          <table:table-cell office:value-type="float" office:value="-17.3697178476">
            <text:p>-17,3697178476</text:p>
          </table:table-cell>
          <table:table-cell office:value-type="float" office:value="0.89">
            <text:p>0,89</text:p>
          </table:table-cell>
          <table:table-cell office:value-type="date" office:date-value="2016-10-13">
            <text:p>2016-10-13</text:p>
          </table:table-cell>
          <table:table-cell office:value-type="string">
            <text:p>16:37:00</text:p>
          </table:table-cell>
          <table:table-cell office:value-type="string">
            <text:p>The Article 6 Marital Trust Created Under The Jerry Zucker Revocable Trust and Z-Holdings North ULC Purchase Shares of Colabor Group Inc.</text:p>
          </table:table-cell>
          <table:table-cell table:number-columns-repeated="2"/>
        </table:table-row>
        <table:table-row table:style-name="ro1">
          <table:table-cell office:value-type="string">
            <text:p>FTU</text:p>
          </table:table-cell>
          <table:table-cell office:value-type="float" office:value="0.0347711028202">
            <text:p>0,0347711028</text:p>
          </table:table-cell>
          <table:table-cell office:value-type="float" office:value="12.4182510072">
            <text:p>12,4182510072</text:p>
          </table:table-cell>
          <table:table-cell office:value-type="float" office:value="0.28">
            <text:p>0,28</text:p>
          </table:table-cell>
          <table:table-cell office:value-type="date" office:date-value="2016-07-28">
            <text:p>2016-07-28</text:p>
          </table:table-cell>
          <table:table-cell office:value-type="string">
            <text:p>16:24:32</text:p>
          </table:table-cell>
          <table:table-cell office:value-type="string">
            <text:p>US Financial 15 Split Corp.: Financial Results to May 31, 2016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G52">
          <table:sort>
            <table:sort-by table:field-number="4" table:order="descending" table:data-type="automatic"/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3T21:12:51.35</dc:date>
    <meta:document-statistic meta:table-count="1" meta:cell-count="374" meta:object-count="0"/>
    <meta:generator>LibreOffice/3.5$Windows_x86 LibreOffice_project/7e68ba2-a744ebf-1f241b7-c506db1-7d53735</meta:generator>
  </office:meta>
</office:document-meta>
</file>